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32cm" table:align="margins" style:writing-mode="lr-tb"/>
    </style:style>
    <style:style style:name="Table1.A" style:family="table-column">
      <style:table-column-properties style:column-width="4.064cm" style:rel-column-width="28575*"/>
    </style:style>
    <style:style style:name="Table1.B" style:family="table-column">
      <style:table-column-properties style:column-width="5.256cm" style:rel-column-width="3696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06cm" fo:margin-left="0.185cm" fo:margin-right="0.265cm" table:align="margins" style:writing-mode="lr-tb"/>
    </style:style>
    <style:style style:name="Table2.A" style:family="table-column">
      <style:table-column-properties style:column-width="2.805cm" style:rel-column-width="11444*"/>
    </style:style>
    <style:style style:name="Table2.B" style:family="table-column">
      <style:table-column-properties style:column-width="3.175cm" style:rel-column-width="12955*"/>
    </style:style>
    <style:style style:name="Table2.C" style:family="table-column">
      <style:table-column-properties style:column-width="6.482cm" style:rel-column-width="26451*"/>
    </style:style>
    <style:style style:name="Table2.D" style:family="table-column">
      <style:table-column-properties style:column-width="3.598cm" style:rel-column-width="14685*"/>
    </style:style>
    <style:style style:name="Table2.1" style:family="table-row">
      <style:table-row-properties style:keep-together="false" fo:keep-together="always"/>
    </style:style>
    <style:style style:name="Table2.A1" style:family="table-cell">
      <style:table-cell-properties style:vertical-align="top" fo:background-color="#e5e5e5"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e5e5e5"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D1" style:family="table-cell">
      <style:table-cell-properties style:vertical-align="top" fo:background-color="#e5e5e5"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data-style-name="N37">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P1" style:family="paragraph" style:parent-style-name="Header">
      <style:paragraph-properties fo:text-align="end" style:justify-single-word="false">
        <style:tab-stops>
          <style:tab-stop style:position="7.303cm" style:type="center"/>
          <style:tab-stop style:position="15.24cm" style:type="right"/>
        </style:tab-stops>
      </style:paragraph-properties>
      <style:text-properties style:font-name="Arial"/>
    </style:style>
    <style:style style:name="P2" style:family="paragraph" style:parent-style-name="Footer">
      <style:paragraph-properties>
        <style:tab-stops>
          <style:tab-stop style:position="7.62cm" style:type="center"/>
          <style:tab-stop style:position="16.51cm" style:type="right"/>
        </style:tab-stops>
      </style:paragraph-properties>
    </style:style>
    <style:style style:name="P3" style:family="paragraph" style:parent-style-name="Standard">
      <style:paragraph-properties style:snap-to-layout-grid="false"/>
      <style:text-properties fo:font-size="14pt" fo:language="en" fo:country="CA" fo:font-weight="bold" style:font-size-asian="14pt" style:font-weight-asian="bold"/>
    </style:style>
    <style:style style:name="P4" style:family="paragraph" style:parent-style-name="Standard">
      <style:text-properties style:font-name="Arial"/>
    </style:style>
    <style:style style:name="P5" style:family="paragraph" style:parent-style-name="Standard">
      <style:paragraph-properties style:snap-to-layout-grid="false"/>
      <style:text-properties style:font-name="Arial" fo:font-weight="bold" style:font-weight-asian="bold" style:font-name-complex="Arial" style:font-weight-complex="bold"/>
    </style:style>
    <style:style style:name="P6" style:family="paragraph" style:parent-style-name="Standard">
      <style:paragraph-properties style:snap-to-layout-grid="false"/>
      <style:text-properties style:font-name="Arial" style:font-name-complex="Arial"/>
    </style:style>
    <style:style style:name="P7" style:family="paragraph" style:parent-style-name="Standard">
      <style:paragraph-properties fo:text-align="start" style:justify-single-word="false" style:snap-to-layout-grid="false"/>
      <style:text-properties style:font-name="Arial" style:font-name-complex="Arial"/>
    </style:style>
    <style:style style:name="P8" style:family="paragraph" style:parent-style-name="Standard">
      <style:text-properties style:font-name="Arial" fo:font-weight="normal" style:font-weight-asian="normal" style:font-weight-complex="normal"/>
    </style:style>
    <style:style style:name="P9" style:family="paragraph" style:parent-style-name="Standard">
      <style:paragraph-properties>
        <style:tab-stops>
          <style:tab-stop style:position="1.27cm"/>
          <style:tab-stop style:position="15.24cm" style:type="right" style:leader-style="dotted" style:leader-text="."/>
        </style:tab-stops>
      </style:paragraph-properties>
    </style:style>
    <style:style style:name="P10" style:family="paragraph" style:parent-style-name="Paragraph_5f_First_5f_Level">
      <style:text-properties fo:font-size="10pt" style:font-size-asian="10pt"/>
    </style:style>
    <style:style style:name="P11" style:family="paragraph" style:parent-style-name="Footer">
      <style:paragraph-properties fo:padding="0cm" fo:border="none"/>
    </style:style>
    <style:style style:name="P12" style:family="paragraph" style:parent-style-name="Table_20_-_20_Text">
      <style:paragraph-properties style:snap-to-layout-grid="false"/>
    </style:style>
    <style:style style:name="P13" style:family="paragraph" style:parent-style-name="Table_20_-_20_Col._20_Head">
      <style:paragraph-properties style:snap-to-layout-grid="false"/>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3">
      <style:paragraph-properties>
        <style:tab-stops>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6.51cm" style:type="right" style:leader-style="dotted" style:leader-text="."/>
        </style:tab-stops>
      </style:paragraph-properties>
    </style:style>
    <style:style style:name="P18" style:family="paragraph" style:parent-style-name="Standard">
      <style:text-properties style:font-name="Arial"/>
    </style:style>
    <style:style style:name="P19" style:family="paragraph" style:parent-style-name="Standard">
      <style:paragraph-properties>
        <style:tab-stops>
          <style:tab-stop style:position="3.48cm"/>
        </style:tab-stops>
      </style:paragraph-properties>
    </style:style>
    <style:style style:name="P20" style:family="paragraph" style:parent-style-name="Standard">
      <style:paragraph-properties fo:margin-left="4.516cm" fo:margin-right="0cm" fo:text-indent="-4.493cm" style:auto-text-indent="false">
        <style:tab-stops>
          <style:tab-stop style:position="4.493cm"/>
        </style:tab-stops>
      </style:paragraph-properties>
    </style:style>
    <style:style style:name="P21" style:family="paragraph" style:parent-style-name="Standard">
      <style:paragraph-properties fo:margin-left="0.023cm" fo:margin-right="0cm" fo:text-indent="0cm" style:auto-text-indent="false">
        <style:tab-stops/>
      </style:paragraph-properties>
    </style:style>
    <style:style style:name="P22" style:family="paragraph" style:parent-style-name="Standard">
      <style:paragraph-properties fo:margin-left="0.023cm" fo:margin-right="0cm" fo:text-indent="0cm" style:auto-text-indent="false">
        <style:tab-stops/>
      </style:paragraph-properties>
    </style:style>
    <style:style style:name="P23" style:family="paragraph" style:parent-style-name="Title_20_-_20_Revision" style:master-page-name="First_20_Page">
      <style:paragraph-properties fo:margin-left="0.318cm" fo:margin-right="0cm" fo:text-align="start" style:justify-single-word="false" fo:text-indent="0cm" style:auto-text-indent="false" style:page-number="auto">
        <style:tab-stops>
          <style:tab-stop style:position="0.318cm"/>
        </style:tab-stops>
      </style:paragraph-properties>
      <style:text-properties fo:font-size="22pt" style:font-size-asian="22pt"/>
    </style:style>
    <style:style style:name="T1" style:family="text">
      <style:text-properties style:font-name="Arial"/>
    </style:style>
    <style:style style:name="T2" style:family="text">
      <style:text-properties fo:font-size="28pt" style:font-size-asian="28pt" style:font-size-complex="28pt"/>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The Dark Matter Data Framework</text:span><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1" text:anchor-type="paragraph" svg:x="5.611cm" svg:y="0.002cm" svg:width="9.32cm" draw:z-index="0"><draw:text-box fo:min-height="0.37cm"><table:table table:name="Table1" table:style-name="Table1"><table:table-column table:style-name="Table1.A"/><table:table-column table:style-name="Table1.B"/><table:table-row table:style-name="Table1.1"><table:table-cell table:style-name="Table1.A1" office:value-type="string"><text:p text:style-name="P5">Revision</text:p></table:table-cell><table:table-cell table:style-name="Table1.B1" office:value-type="string"><text:p text:style-name="P7">0.01</text:p></table:table-cell></table:table-row><table:table-row table:style-name="Table1.1"><table:table-cell table:style-name="Table1.A1" office:value-type="string"><text:p text:style-name="P5">Author(s)</text:p></table:table-cell><table:table-cell table:style-name="Table1.B1" office:value-type="string"><text:p text:style-name="P7">Peter Strong</text:p></table:table-cell></table:table-row><table:table-row table:style-name="Table1.1"><table:table-cell table:style-name="Table1.A1" office:value-type="string"><text:p text:style-name="P5">Revised</text:p></table:table-cell><table:table-cell table:style-name="Table1.B1" office:value-type="string"><text:p text:style-name="P6">March 18, 2011</text:p></table:table-cell></table:table-row><table:table-row table:style-name="Table1.1"><table:table-cell table:style-name="Table1.A1" office:value-type="string"><text:p text:style-name="P5">Status</text:p></table:table-cell><table:table-cell table:style-name="Table1.B1" office:value-type="string"><text:p text:style-name="P6">Draft</text:p></table:table-cell></table:table-row></table:table></draw:text-box></draw:frame><text:line-break/></text:p>
      <text:p text:style-name="Heading_20_1_20_-_20_Format_20_Only">Revision Chart</text:p>
      <text:p text:style-name="Comment"><text: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3">Version</text:p>
            </table:table-cell>
            <table:table-cell table:style-name="Table2.B1" office:value-type="string">
              <text:p text:style-name="P13">Primary Author(s)</text:p>
            </table:table-cell>
            <table:table-cell table:style-name="Table2.B1" office:value-type="string">
              <text:p text:style-name="P13">Description of Version</text:p>
            </table:table-cell>
            <table:table-cell table:style-name="Table2.D1" office:value-type="string">
              <text:p text:style-name="P13">Date Completed</text:p>
            </table:table-cell>
          </table:table-row>
        </table:table-header-rows>
        <table:table-row table:style-name="Table2.1">
          <table:table-cell table:style-name="Table2.A2" office:value-type="string">
            <text:p text:style-name="P12">Draft 0.01</text:p>
          </table:table-cell>
          <table:table-cell table:style-name="Table2.B2" office:value-type="string">
            <text:p text:style-name="P12">Peter Strong</text:p>
          </table:table-cell>
          <table:table-cell table:style-name="Table2.B2" office:value-type="string">
            <text:p text:style-name="P12">Initial draft</text:p>
          </table:table-cell>
          <table:table-cell table:style-name="Table2.D2" office:value-type="date" office:date-value="2011-04-11">
            <text:p text:style-name="P12">11/04/11</text:p>
          </table:table-cell>
        </table:table-row>
        <table:table-row table:style-name="Table2.1">
          <table:table-cell table:style-name="Table2.A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D3" office:value-type="string">
            <text:p text:style-name="P12"/>
          </table:table-cell>
        </table:table-row>
        <table:table-row table:style-name="Table2.1">
          <table:table-cell table:style-name="Table2.A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D3" office:value-type="string">
            <text:p text:style-name="P12"/>
          </table:table-cell>
        </table:table-row>
        <table:table-row table:style-name="Table2.1">
          <table:table-cell table:style-name="Table2.A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D3" office:value-type="string">
            <text:p text:style-name="P12"/>
          </table:table-cell>
        </table:table-row>
        <table:table-row table:style-name="Table2.1">
          <table:table-cell table:style-name="Table2.A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D3" office:value-type="string">
            <text:p text:style-name="P12"/>
          </table:table-cell>
        </table:table-row>
      </table:table>
      <text:p text:style-name="Standard"/>
      <text:p text:style-name="Heading_20_1_20_-_20_Format_20_Only">Preface</text:p>
      <text:p text:style-name="Standard">This book provides an overview of the Dark Matter Data (DMD) Framework and addresses its use as the basis for various types of Java-based, modular, data management applications, including applications that make use of the Google Web Toolkit. </text:p>
      <text:p text:style-name="Standard">Why the heck is this called “Dark Matter”?</text:p>
      <text:p text:style-name="Standard">Dark Matter is the invisible "glue" that binds our universe into the recognizable, visiblechunks that we can observe. Without its influence, there would be insufficient mass to bindthe visible aspects of our universe together and eventually, galaxies would lose theircohesion and everything would expand to the point of incoherence.</text:p>
      <text:p text:style-name="Standard">The visible aspects of the web are well understood and a plethora of frameworks and systems exist that let us define and manipulate these visible aspects. However, allof those visible aspects, whether presented via web browser or an application areviews of data, pure and simple. The data is persisted in different ways, it is transportedin different ways and it is manipulated in different ways.</text:p>
      <text:p text:style-name="Standard">Understanding the data that is managed by an application, be it a web application,a desktop application or any other type of application is crucial to building anapplication that meets the needs of the users. If you don't understand the datato be managed, you can't build the application; it's that simple. Dark Matterallows you to focus on the data being managed and then allows you to generate much of the infrastructure that's required to persist, transport, manipulate, present and be informed of changes in that data.</text:p>
      <text:p text:style-name="Standard">The Dark Matter Data Framework provides the </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Introduction <text:tab/>5</text:p>
          <text:p text:style-name="P17">1.1Overview<text:tab/>5</text:p>
          <text:p text:style-name="P17">1.2A Note Regarding Sencha's ExtGWT (aka GXT)<text:tab/>5</text:p>
          <text:p text:style-name="P17">1.3Goals and Philosophy<text:tab/>5</text:p>
          <text:p text:style-name="P16">1.3.1Define Your Data<text:tab/>6</text:p>
          <text:p text:style-name="P16">1.3.2Keep Your Behavior Separate<text:tab/>6</text:p>
          <text:p text:style-name="P16">1.3.3Manipulate Your Data in a Rational Way<text:tab/>6</text:p>
          <text:p text:style-name="P16">1.3.4Real-time Changes are Important<text:tab/>6</text:p>
          <text:p text:style-name="P16">1.3.5Remain Repository Agnostic<text:tab/>6</text:p>
          <text:p text:style-name="P16">1.3.6Stay Pragmatic<text:tab/>7</text:p>
          <text:p text:style-name="P15">2.Getting Started with Dark Matter<text:tab/>8</text:p>
          <text:p text:style-name="P15">3.The Dark Matter Schema<text:tab/>9</text:p>
          <text:p text:style-name="P15">4.Context is Everything<text:tab/>10</text:p>
        </text:index-body>
      </text:table-of-content>
      <text:p text:style-name="P9"/>
      <text:h text:style-name="Heading_20_1" text:outline-level="1"><text:bookmark text:name="__RefHeading__523_1553756037"/>Introduction <text:bookmark-end text:name="__RefHeading__523_1553756037"/></text:h>
      <text:p text:style-name="P8">This chapter provides an overview of the Dark Matter Data (DMD) Framework, including the basic philosophy behind it and how it relates to the creation of modular and extensible data management applications. Originally, Dark Matter was targetted at applications that were based on the Google Web Toolkit (GWT) but the concepts are so generic that they can be applied to any Java-based data management application.</text:p>
      <text:h text:style-name="Heading_20_2" text:outline-level="2">Overview</text:h>
      <text:p text:style-name="Standard">The current landscape of web application development is vast and confusing, with a wide variety of choices as to how to proceed with that development. I've chosen term “web application development” as being distinct from “web site development” which is, I believe, a very different undertaking. Many frameworks already exist that support the rapid development of web sites and maintenance of their content; Dark Matter does not directly relate to web site development.</text:p>
      <text:p text:style-name="Standard">Instead, the Dark Matter Data Framework addresses the development of data management applications that run within a web browser. These applications tend to support a different usage paradigm than standard websites and tend to behave more like desktop applications than a series of distinct web pages.</text:p>
      <text:p text:style-name="Standard">Although the concepts presented here can be used piecemeal to support traditional web page development that makes use of embedded GWT widgets, the real power of the framework derives from its ability to provide overall structure for more complex web applications.</text:p>
      <text:h text:style-name="Heading_20_2" text:outline-level="2">A Note Regarding Sencha's ExtGWT (aka GXT)</text:h>
      <text:p text:style-name="Standard">Many of the initial examples in this book make use of the GXT Java library. The reasoning behind this is that, although GWT provides an amazing basis for developing AJAX applications, there is a huge amount of effort required to create a professional Look and Feel for such an application and I am certainly no expert in that regard. GXT provides an excellent Look and Feel and provides a framework that supports the creation of complex web applications. Although the framework is pretty light in the documentation department, most aspects can be understood by examining the sample code that Sencha provides. See <text:a xlink:type="simple" xlink:href="http://www.sencha.com/">www.sencha.com</text:a> for further information.</text:p>
      <text:p text:style-name="Standard">The one area that is perhaps most important in the creation of a complex application is, likewise, one of the areas that is most shrouded in mystery, the Model View Controller (MVC) framework. This framework is featured in the “Mail App” sample, but beyond the example, there isn't much information. Dark Matter addresses this mystery by providing a descriptive mechanism for defining the various aspects of the MVC framework and generating much of the code required to drive your application.</text:p>
      <text:h text:style-name="Heading_20_2" text:outline-level="2"><text:bookmark text:name="__RefHeading__535_15537560371"/>Goals and Philosophy<text:bookmark-end text:name="__RefHeading__535_15537560371"/></text:h>
      <text:p text:style-name="Standard">The concepts on which Dark Matter is based arise from a telecommunications data management background and may seem unusual to designers from other backgrounds. However, in the field of data management, data is data, regardless of its source or usage. Keep an open mind.</text:p>
      <text:h text:style-name="Heading_20_3" text:outline-level="3"><text:soft-page-break/>Define Your Data</text:h>
      <text:p text:style-name="Standard">If you're managing data, you'd better be able to describe it clearly and concisely. For this reason, all aspects of the data associated with Dark Matter are defined via an extensible schema specification mechanism. This schema specification mechanism borrows concepts from some obscure sources: The Open Systems Interconnection (OSI) Guidelines for the Definition of Managed Objects (GDMO) and Lightweight Directory Access Protocol (LDAP) Directory Server concepts. However, don't let the obscure sources put you off, the mechanisms are straight forward can save you a great deal of time and coding effort.</text:p>
      <text:p text:style-name="Standard">Once the schema is defined, Dark Matter Objects (DMOs) can be generated and used in a variety of contexts throughout your application.</text:p>
      <text:p text:style-name="Standard">All aspects of schema definition are discussed in the Dark Matter Schema chapter.</text:p>
      <text:h text:style-name="Heading_20_3" text:outline-level="3">Keep Your Behavior Separate</text:h>
      <text:p text:style-name="Standard">The behavior associated with data objects will depend on the usage context of the object. An object used within your Application Server will have different capabilities from the same object being used within the browser. Dark Matter allows for the augmentation of data objects with behavior that's appropriate to their usage context.</text:p>
      <text:p text:style-name="Standard">All aspects of adding behavioral wrappers to your data objects are discussed in the Wrapping up Behavior chapter.</text:p>
      <text:h text:style-name="Heading_20_3" text:outline-level="3"><text:bookmark text:name="__RefHeading__537_15537560371"/>Manipulate Your Data in a Rational Way<text:bookmark-end text:name="__RefHeading__537_15537560371"/></text:h>
      <text:p text:style-name="Standard">Many of the interfaces used between clients/servers are ad hoc and tend to grow and become complex as the application evolves. Dark Matter provides a well defined protocol based on yet another obscure technology, the Common Management Information Protocol (CMIP). Again, although CMIP was originally targeted at network management, it embodies generically useful data management concepts that can be used in any data management context.</text:p>
      <text:p text:style-name="Standard">All aspects of manipulating your data via GWT RPC are discussed in the Dark Matter Protocol chapter.</text:p>
      <text:h text:style-name="Heading_20_3" text:outline-level="3">Real-time Changes are Important</text:h>
      <text:p text:style-name="Standard">If you're managing data, you're often interested in when that data changes. Dark Matter embeds some functionality provided by Sven Strohschein from his GWT Event Service project at Google Code. By using this framework, Dark Matter provides event notifications that indicated when data objects have been created, deleted or modified.</text:p>
      <text:p text:style-name="Standard"/>
      <text:h text:style-name="Heading_20_3" text:outline-level="3">Remain Repository Agnostic</text:h>
      <text:p text:style-name="Standard">So many frameworks claim to be repository agnostic, but that tends to be limited to being able to store your data in RDBMS X or RDBMS Y. Relational Database Management Systems are great for lots of things, but they aren't the only data repositories that exist and they can be complex to administer and maintain. </text:p>
      <text:p text:style-name="Standard"><text:soft-page-break/>Dark Matter attempts to break out of the RDBMS trap by exposing you to some other options for storing your data, especially if that data tends to be hierarchic. That being said, there's nothing to stop you from storing Dark Matter Objects in an RDBMS.</text:p>
      <text:p text:style-name="Standard">See the Dark Matter Persistence chapter for further discussion.</text:p>
      <text:h text:style-name="Heading_20_3" text:outline-level="3">Stay Pragmatic</text:h>
      <text:p text:style-name="Standard">The Dark Matter Data Framework is being used as the basis for a commercial network management product and, as such, is focused entirely on enabling the delivery of a solid, modular, maintainable product.</text:p>
      <text:p text:style-name="Standard"><text:s/></text:p>
      <text:p text:style-name="Standard"/>
      <text:p text:style-name="Standard"/>
      <text:p text:style-name="Standard"/>
      <text:h text:style-name="Heading_20_1" text:outline-level="1"><text:bookmark text:name="__RefHeading__531_1553756037"/>Getting Started with Dark Matter<text:bookmark-end text:name="__RefHeading__531_1553756037"/></text:h>
      <text:p text:style-name="Standard">In its original form, a Dark Matter Object (DMO) was an immediately usable Java class that could store a collection of named attribute values (either single or multi-valued) and allow you to do a few simple things with that object. As the DMO concept has evolved, the Dark Matter Core (DMC) object (org.dmd.dmc.DmcObject) has had to bring along some additional information that makes it more useful, but also means that you have to define some basic Dark Matter Schema (DMS) to “get the ball rolling”. </text:p>
      <text:p text:style-name="Standard">However, there's not a lot of overhead required, so here's a XX minute introduction to how create some dark matter.</text:p>
      <text:h text:style-name="Heading_20_2" text:outline-level="2">Eclipse</text:h>
      <text:p text:style-name="Standard"/>
      <text:h text:style-name="Heading_20_2" text:outline-level="2">Get the Dark Matter Data code</text:h>
      <text:p text:style-name="Standard">The Dark Matter project is available at Google Code: <text:a xlink:type="simple" xlink:href="http://code.google.com/p/dark-matter-data/">http://code.google.com/p/dark-matter-data/</text:a></text:p>
      <text:p text:style-name="Standard">Fire up Eclipse</text:p>
      <text:p text:style-name="Standard">Select File-&gt;Import...</text:p>
      <text:p text:style-name="Standard">Select SVN-&gt;Checkout Projects from SVN</text:p>
      <text:p text:style-name="Standard">Select create a new repository location...</text:p>
      <text:p text:style-name="Standard">Next...</text:p>
      <text:p text:style-name="Standard"><text:span text:style-name="T1">Specify the URL: </text:span><text:bookmark text:name="checkoutcmd"/><text:a xlink:type="simple" xlink:href="http://dark-matter-data.googlecode.com/svn/trunk/"><text:span text:style-name="Teletype"><text:span text:style-name="Strong_20_Emphasis"><text:span text:style-name="Emphasis"><text:span text:style-name="T1">http</text:span></text:span></text:span></text:span></text:a><text:a xlink:type="simple" xlink:href="http://dark-matter-data.googlecode.com/svn/trunk/"><text:span text:style-name="Teletype"><text:span text:style-name="T1">://dark-matter-data.googlecode.com/svn/trunk/</text:span></text:span></text:a></text:p>
      <text:p text:style-name="Standard"><text:span text:style-name="Teletype"><text:span text:style-name="T1">Next...</text:span></text:span></text:p>
      <text:p text:style-name="Standard"><text:span text:style-name="Teletype"><text:span text:style-name="T1">Expand the directory listing down one level:</text:span></text:span></text:p>
      <text:p text:style-name="Standard"><text:span text:style-name="Teletype"><text:span text:style-name="T1">dark-matter-data</text:span></text:span></text:p>
      <text:p text:style-name="Standard"><text:span text:style-name="Teletype"><text:span text:style-name="T1"><text:tab/>dark-matter-data ← select this</text:span></text:span></text:p>
      <text:p text:style-name="Standard"><text:span text:style-name="Teletype"><text:span text:style-name="T1"><text:tab/><text:tab/>bin</text:span></text:span></text:p>
      <text:p text:style-name="Standard"><text:span text:style-name="Teletype"><text:span text:style-name="T1"><text:tab/><text:tab/>doc</text:span></text:span></text:p>
      <text:p text:style-name="Standard"><text:span text:style-name="Teletype"><text:span text:style-name="T1"><text:tab/><text:tab/>src</text:span></text:span></text:p>
      <text:p text:style-name="Standard"><text:span text:style-name="Teletype"><text:span text:style-name="T1"><text:tab/></text:span></text:span></text:p>
      <text:p text:style-name="Standard"><text:span text:style-name="Teletype"><text:span text:style-name="T1">Next...<text:tab/></text:span></text:span></text:p>
      <text:p text:style-name="Standard"><text:span text:style-name="Teletype"><text:span text:style-name="T1">Select “Check out as a project in the workspace”</text:span></text:span></text:p>
      <text:p text:style-name="P4">Project Name: dark-matter-data</text:p>
      <text:p text:style-name="P4">Finish...</text:p>
      <text:p text:style-name="P4"/>
      <text:p text:style-name="Standard"/>
      <text:h text:style-name="Heading_20_1" text:outline-level="1">The Dark Matter Schema</text:h>
      <text:p text:style-name="Standard">Schemas (or data models) have a tendency to be tightly tied to particular persistence mechanisms, although there have been a variety of projects that have tried (and succeeded) to make schema and modeling more generic, for example, The Eclipse Modeling Framework (EMF). The Dark Matter Schema (DMS) isn't meant to compete with EMF, but it is meant to allow you get some significant benefit from a mechanism that is very simple and straight forward to use. EMF was considered at Dark Matter's inception, but the amount of baggage (and learning curve) that came with it, was considered overkill for Dark Matter's basic concepts.</text:p>
      <text:p text:style-name="Standard">The Dark Matter Schema “eats it own dogfood” in that the metaschema (the schema that defines how schema is specified) is defined in terms of itself. If you examine <text:span text:style-name="Code">src/org/dmd/dms/meta</text:span> you'll see a file called <text:span text:style-name="Code">metaSchema.dms</text:span>.</text:p>
      <text:p text:style-name="Standard">The meta schema is defined in terms of the following Dark Matter Object classes:</text:p>
      <text:p text:style-name="P20"><text:span text:style-name="Code">TypeDefinition</text:span><text:tab/>is used to define a type that can be used in the definition of attributes</text:p>
      <text:p text:style-name="P20"><text:span text:style-name="Code">EnumDefinition<text:tab/></text:span>is used to define enumerated types</text:p>
      <text:p text:style-name="P20"><text:span text:style-name="Code">AttributeDefinition<text:tab/></text:span>is used to defined attributes that comprise classes</text:p>
      <text:p text:style-name="P20"><text:span text:style-name="Code">ClassDefinition<text:tab/></text:span>is used to define classes of objects that are turned into generated Dark Matter Object (DMO) Java classes.</text:p>
      <text:p text:style-name="P21">These objects, along a few others, comprise a <text:span text:style-name="Code">SchemaDefinition</text:span> that gathers together a set of related object definitions that form the basis of a reusable module of functionality. Schemas can depend on other, previously defined, schemas so that functionality can be extended in a rational manner.</text:p>
      <text:p text:style-name="P21">All data used by Dark Matter is defined by the DMS mechanisms; that includes all configuration files, all operations performed against DMOs, all events generated by interactions with DMOs. Everything.</text:p>
      <text:p text:style-name="P21"/>
      <text:p text:style-name="P19"/>
      <text:p text:style-name="Standard"/>
      <text:h text:style-name="Heading_20_1" text:outline-level="1">Context is Everyth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writing-mode="lr-tb"/>
      <style:text-properties style:use-window-font-color="true" style:font-name="Arial1" fo:font-size="10.5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cm" style:text-autospace="ideograph-alpha"/>
      <style:text-properties fo:font-size="12pt" style:font-size-asian="12pt" style:font-size-complex="12pt"/>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1"/>
    </style:style>
    <style:style style:name="_5f_Display_20_Text" style:display-name="_Display Text" style:family="paragraph">
      <style:paragraph-properties fo:orphans="2" fo:widows="2" style:text-autospace="none"/>
      <style:text-properties style:use-window-font-color="true" style:font-name="Arial" fo:font-size="12pt" fo:language="en" fo:country="US" style:font-name-asian="Arial" style:font-size-asian="12pt" style:language-asian="zxx" style:country-asian="none" style:font-name-complex="Arial" style:font-size-complex="12pt" style:language-complex="ar" style:country-complex="SA"/>
    </style:style>
    <style:style style:name="Heading_20_1" style:display-name="Heading 1" style:family="paragraph" style:parent-style-name="_5f_Display_20_Text" style:next-style-name="Standard" style:default-outline-level="1" style:class="text">
      <style:paragraph-properties fo:margin-top="0cm" fo:margin-bottom="0.423cm" fo:break-before="page" fo:padding-left="0cm" fo:padding-right="0cm" fo:padding-top="0cm" fo:padding-bottom="0.106cm" fo:border-left="none" fo:border-right="none" fo:border-top="none" fo:border-bottom="0.141cm solid #808080"/>
      <style:text-properties fo:font-variant="small-caps" fo:font-size="16pt" fo:font-weight="bold" style:font-size-asian="16pt" style:font-weight-asian="bold" style:font-size-complex="16pt" style:font-weight-complex="bold"/>
    </style:style>
    <style:style style:name="Heading_20_2" style:display-name="Heading 2" style:family="paragraph" style:parent-style-name="_5f_Display_20_Text" style:next-style-name="Standard" style:default-outline-level="2" style:class="text">
      <style:paragraph-properties fo:margin-top="0.423cm" fo:margin-bottom="0.212cm"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_5f_Display_20_Text" style:next-style-name="Standard" style:default-outline-level="3" style:class="text">
      <style:paragraph-properties fo:margin-top="0.423cm" fo:margin-bottom="0.212cm" fo:keep-with-next="always"/>
      <style:text-properties fo:font-weight="bold" style:font-weight-asian="bold" style:font-weight-complex="bold"/>
    </style:style>
    <style:style style:name="Heading_20_4" style:display-name="Heading 4" style:family="paragraph" style:parent-style-name="_5f_Display_20_Text" style:next-style-name="Standard" style:default-outline-level="4" style:class="text">
      <style:paragraph-properties fo:margin-top="0.212cm" fo:margin-bottom="0.212cm" fo:keep-with-next="always"/>
      <style:text-properties fo:font-size="11pt" fo:font-weight="bold" style:font-size-asian="11pt" style:font-weight-asian="bold" style:font-size-complex="11pt" style:font-weight-complex="bold"/>
    </style:style>
    <style:style style:name="Heading_20_5" style:display-name="Heading 5" style:family="paragraph" style:parent-style-name="_5f_Display_20_Text" style:next-style-name="Standard" style:default-outline-level="5" style:class="text">
      <style:paragraph-properties fo:margin-top="0.035cm" fo:margin-bottom="0cm" fo:keep-with-next="always"/>
      <style:text-properties fo:font-variant="small-cap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top="0.212cm" fo:margin-bottom="0.106cm"/>
      <style:text-properties fo:font-style="italic"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Normal_20_Indent" style:display-name="Normal Indent" style:family="paragraph" style:parent-style-name="Standard">
      <style:paragraph-properties fo:margin-left="1.27cm" fo:margin-right="0cm" fo:text-indent="0cm" style:auto-text-indent="false"/>
    </style:style>
    <style:style style:name="Action_20_Item" style:display-name="Action Item" style:family="paragraph" style:parent-style-name="Standard" style:list-style-name="WW8StyleNum">
      <style:paragraph-properties fo:margin-left="0.635cm" fo:margin-right="0cm" fo:text-indent="-0.635cm" style:auto-text-indent="false"/>
    </style:style>
    <style:style style:name="Bibliography" style:family="paragraph">
      <style:paragraph-properties fo:margin-left="0.635cm" fo:margin-right="0cm" fo:margin-top="0cm" fo:margin-bottom="0.212cm" fo:line-height="0.423cm" fo:orphans="2" fo:widows="2" fo:text-indent="-0.635cm" style:auto-text-indent="false" style:text-autospace="none"/>
      <style:text-properties style:use-window-font-color="true" style:font-name="Times New Roman" fo:font-size="11pt" fo:language="en" fo:country="US" style:font-name-asian="Arial" style:font-size-asian="11pt" style:font-name-complex="Times New Roman" style:font-size-complex="11pt" style:language-complex="ar" style:country-complex="SA"/>
    </style:style>
    <style:style style:name="Header" style:family="paragraph" style:parent-style-name="Standard" style:class="extra">
      <style:paragraph-properties fo:margin-top="0cm" fo:margin-bottom="0cm" fo:padding-left="0cm" fo:padding-right="0cm" fo:padding-top="0cm" fo:padding-bottom="0.035cm" fo:border-left="none" fo:border-right="none" fo:border-top="none" fo:border-bottom="0.018cm solid #000000">
        <style:tab-stops>
          <style:tab-stop style:position="6.985cm" style:type="center"/>
          <style:tab-stop style:position="14.605cm" style:type="right"/>
        </style:tab-stops>
      </style:paragraph-properties>
      <style:text-properties fo:font-size="9pt" style:font-size-asian="9pt" style:font-size-complex="9pt"/>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7.62cm" style:type="center"/>
          <style:tab-stop style:position="14.605cm" style:type="right"/>
        </style:tab-stops>
      </style:paragraph-properties>
      <style:text-properties fo:font-size="9pt" style:font-size-asian="9pt" style:font-size-complex="9pt"/>
    </style:style>
    <style:style style:name="_5f_Comment" style:display-name="_Comment" style:family="paragraph" style:parent-style-name="Standard" style:next-style-name="Standard">
      <style:paragraph-properties fo:margin-top="0cm" fo:margin-bottom="0.423cm"/>
      <style:text-properties fo:color="#808080" fo:font-size="12pt" fo:font-style="italic" style:font-size-asian="12pt" style:font-style-asian="italic" style:font-size-complex="12pt" style:font-style-complex="italic" text:display="none"/>
    </style:style>
    <style:style style:name="Code" style:family="paragraph" style:parent-style-name="Standard">
      <style:paragraph-properties fo:margin-top="0cm" fo:margin-bottom="0.035cm"/>
      <style:text-properties style:font-name="Arial" fo:font-size="9pt" fo:font-weight="bold" style:font-size-asian="9pt" style:font-weight-asian="bold"/>
    </style:style>
    <style:style style:name="Code_20_Title" style:display-name="Code Title" style:family="paragraph" style:parent-style-name="Standard" style:next-style-name="Code">
      <style:paragraph-properties fo:margin-top="0cm" fo:margin-bottom="0.106cm" fo:padding-left="0cm" fo:padding-right="0cm" fo:padding-top="0cm" fo:padding-bottom="0.035cm" fo:border-left="none" fo:border-right="none" fo:border-top="none" fo:border-bottom="0.141cm solid #808080" fo:keep-with-next="always"/>
      <style:text-properties style:font-name="Arial" fo:font-size="10pt" fo:letter-spacing="-0.009cm" fo:font-weight="bold" style:font-size-asian="10pt" style:font-weight-asian="bold" style:font-name-complex="Arial" style:font-size-complex="10pt" style:font-weight-complex="bold"/>
    </style:style>
    <style:style style:name="Table_20_-_20_Heading" style:display-name="Table - Heading" style:family="paragraph" style:parent-style-name="_5f_Display_20_Text" style:next-style-name="Standard">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font-size-complex="10pt" style:font-weight-complex="bold"/>
    </style:style>
    <style:style style:name="Table_20_-_20_Source" style:display-name="Table - Source" style:family="paragraph" style:parent-style-name="Standard" style:next-style-name="Standard">
      <style:paragraph-properties fo:padding-left="0cm" fo:padding-right="0cm" fo:padding-top="0.035cm" fo:padding-bottom="0cm" fo:border-left="none" fo:border-right="none" fo:border-top="0.035cm solid #000000" fo:border-bottom="none"/>
      <style:text-properties fo:font-size="9pt" fo:font-style="italic" style:font-size-asian="9pt" style:font-style-asian="italic" style:font-size-complex="9pt" style:font-style-complex="italic"/>
    </style:style>
    <style:style style:name="Table_20_-_20_Text" style:display-name="Table - Text" style:family="paragraph" style:parent-style-name="Standard">
      <style:paragraph-properties fo:margin-top="0.106cm" fo:margin-bottom="0.106cm" fo:text-align="start" style:justify-single-word="false"/>
      <style:text-properties fo:font-size="10pt" style:font-size-asian="10pt" style:font-size-complex="10pt"/>
    </style:style>
    <style:style style:name="Note" style:family="paragraph" style:parent-style-name="Standard">
      <style:paragraph-properties style:border-line-width="0.002cm 0.035cm 0.002cm" fo:padding="0.106cm" fo:border="0.039cm double #ff0000"/>
      <style:text-properties fo:color="#ff0000" text:display="none"/>
    </style:style>
    <style:style style:name="Table_20_-_20_Col._20_Head" style:display-name="Table - Col. Head" style:family="paragraph" style:parent-style-name="_5f_Display_20_Text">
      <style:paragraph-properties fo:margin-top="0.106cm" fo:margin-bottom="0.106cm" fo:keep-with-next="always"/>
      <style:text-properties fo:font-size="9pt" fo:font-weight="bold" style:font-size-asian="9pt" style:font-weight-asian="bold" style:font-size-complex="9pt" style:font-weight-complex="bold"/>
    </style:style>
    <style:style style:name="Footnote" style:family="paragraph" style:parent-style-name="Standard" style:class="extra">
      <style:text-properties fo:font-size="9pt" style:font-size-asian="9pt" style:font-size-complex="9pt"/>
    </style:style>
    <style:style style:name="Pull_20_Quote" style:display-name="Pull Quote" style:family="paragraph" style:parent-style-name="Standard">
      <style:paragraph-properties fo:margin-left="0.254cm" fo:margin-right="0.254cm" fo:margin-top="0.212cm" fo:margin-bottom="0.423cm" fo:line-height="120%" fo:text-align="center" style:justify-single-word="false" fo:text-indent="0cm" style:auto-text-indent="false" fo:background-color="#e5e5e5" fo:padding="0.423cm" fo:border-left="0.018cm solid #ffffff" fo:border-right="0.018cm solid #ffffff" fo:border-top="0.035cm solid #000000" fo:border-bottom="0.018cm solid #000000">
        <style:background-image/>
      </style:paragraph-properties>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master-page-name="">
      <style:paragraph-properties fo:margin-top="0.423cm" fo:margin-bottom="0.212cm" fo:text-align="start" style:justify-single-word="false" style:page-number="auto" fo:background-color="transparent" style:shadow="none">
        <style:tab-stops>
          <style:tab-stop style:position="15.24cm" style:type="right" style:leader-style="dotted" style:leader-text="."/>
        </style:tab-stops>
        <style:background-image/>
      </style:paragraph-properties>
      <style:text-properties fo:font-variant="small-caps" fo:color="#000000" style:font-name="Arial2" fo:font-size="12pt" fo:font-weight="bold" style:font-size-asian="12pt" style:font-weight-asian="bold" style:font-size-complex="12pt" style:font-weight-complex="bold"/>
    </style:style>
    <style:style style:name="Contents_20_2" style:display-name="Contents 2" style:family="paragraph" style:parent-style-name="Standard" style:next-style-name="Standard" style:class="index">
      <style:paragraph-properties fo:margin-top="0cm" fo:margin-bottom="0cm" fo:text-align="start" style:justify-single-word="false">
        <style:tab-stops>
          <style:tab-stop style:position="15.24cm" style:type="right" style:leader-style="dotted" style:leader-text="."/>
        </style:tab-stops>
      </style:paragraph-properties>
      <style:text-properties fo:font-variant="small-caps" fo:color="#000000" fo:font-size="12pt" style:font-size-asian="12pt" style:font-size-complex="12pt"/>
    </style:style>
    <style:style style:name="Contents_20_3" style:display-name="Contents 3" style:family="paragraph" style:parent-style-name="Standard" style:next-style-name="Standard" style:class="index">
      <style:paragraph-properties fo:margin-left="0.635cm" fo:margin-right="0cm" fo:margin-top="0cm" fo:margin-bottom="0cm" fo:text-align="start" style:justify-single-word="false" fo:text-indent="0cm" style:auto-text-indent="false">
        <style:tab-stops>
          <style:tab-stop style:position="15.24cm"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 style:family="paragraph" style:parent-style-name="Heading_20_1" style:default-outline-level="" style:list-style-name="">
      <style:paragraph-properties fo:margin-left="0cm" fo:margin-right="0cm" fo:text-indent="0cm" style:auto-text-indent="false"/>
    </style:style>
    <style:style style:name="Title" style:family="paragraph" style:parent-style-name="Standard" style:next-style-name="Subtitle" style:class="chapter">
      <style:paragraph-properties fo:margin-top="0cm" fo:margin-bottom="0.423cm" fo:text-align="center" style:justify-single-word="false" style:border-line-width="0.002cm 0.035cm 0.002cm" fo:padding="0.212cm" fo:border="0.039cm double #000000"/>
      <style:text-properties fo:font-variant="small-caps" style:font-name="Arial" fo:font-size="18pt" fo:font-weight="bold" style:letter-kerning="true"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20_-_20_Name" style:display-name="Title - Name" style:family="paragraph" style:parent-style-name="Title" style:next-style-name="Title_20_-_20_Filename">
      <style:paragraph-properties fo:margin-top="0.847cm" fo:margin-bottom="1.27cm" fo:padding="0cm" fo:border="none"/>
      <style:text-properties fo:font-size="14pt" fo:font-weight="normal" style:font-size-asian="14pt" style:font-weight-asian="normal" style:font-size-complex="14pt" style:font-weight-complex="normal"/>
    </style:style>
    <style:style style:name="Title_20_-_20_Filename" style:display-name="Title - Filename" style:family="paragraph" style:parent-style-name="Title" style:next-style-name="Title_20_-_20_Date">
      <style:paragraph-properties fo:margin-top="0.847cm" fo:margin-bottom="1.27cm" fo:padding="0cm" fo:border="none"/>
      <style:text-properties fo:font-variant="normal" fo:text-transform="none" fo:font-size="14pt" fo:font-weight="normal" style:font-size-asian="14pt" style:font-weight-asian="normal" style:font-size-complex="14pt" style:font-weight-complex="normal"/>
    </style:style>
    <style:style style:name="Title_20_-_20_Date" style:display-name="Title - Date" style:family="paragraph" style:parent-style-name="Title" style:next-style-name="Title_20_-_20_Revision">
      <style:paragraph-properties fo:margin-top="0.423cm" fo:margin-bottom="1.27cm" fo:padding="0cm" fo:border="none"/>
      <style:text-properties fo:font-size="14pt" style:font-size-asian="14pt" style:font-size-complex="14pt"/>
    </style:style>
    <style:style style:name="Title_20_-_20_Revision" style:display-name="Title - Revision" style:family="paragraph" style:parent-style-name="Title">
      <style:paragraph-properties fo:margin-top="1.27cm" fo:margin-bottom="0.423cm" fo:padding="0cm" fo:border="none"/>
    </style:style>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15.24cm" style:type="right" style:leader-style="dotted" style:leader-text="."/>
        </style:tab-stops>
      </style:paragraph-properties>
    </style:style>
    <style:style style:name="Comment" style:family="paragraph" style:parent-style-name="Standard">
      <style:text-properties fo:color="#000080" fo:font-style="italic" style:font-style-asian="italic" style:font-style-complex="italic"/>
    </style:style>
    <style:style style:name="Heading_20_1_20_-_20_Format_20_Only" style:display-name="Heading 1 - Format Only" style:family="paragraph" style:parent-style-name="Heading_20_1" style:default-outline-level="" style:list-style-name="">
      <style:paragraph-properties>
        <style:tab-stops/>
      </style:paragraph-properties>
    </style:style>
    <style:style style:name="Table_20_Text" style:display-name="Table Text" style:family="paragraph" style:parent-style-name="Standard">
      <style:paragraph-properties fo:margin-top="0.106cm" fo:margin-bottom="0.106cm" fo:line-height="200%" fo:text-align="start" style:justify-single-word="false"/>
      <style:text-properties fo:font-size="12pt" style:font-size-asian="12pt" style:font-size-complex="12pt"/>
    </style:style>
    <style:style style:name="Paragraph_5f_First_5f_Level" style:display-name="Paragraph_First_Level" style:family="paragraph" style:parent-style-name="Standard">
      <style:paragraph-properties fo:margin-top="0.212cm" fo:margin-bottom="0cm" fo:text-align="start" style:justify-single-word="false" fo:keep-together="always" style:punctuation-wrap="simple" style:vertical-align="baseline"/>
      <style:text-properties style:font-name="Times" fo:font-size="12pt" style:font-size-asian="12pt" style:font-size-complex="10pt"/>
    </style:style>
    <style:style style:name="text" style:family="paragraph" style:parent-style-name="Standard">
      <style:paragraph-properties fo:margin-top="0cm" fo:margin-bottom="0.353cm" fo:keep-together="always" style:text-autospace="ideograph-alpha">
        <style:tab-stops>
          <style:tab-stop style:position="1.27cm"/>
        </style:tab-stops>
      </style:paragraph-properties>
      <style:text-properties fo:color="#000000" fo:font-size="10pt" style:font-size-asian="10pt" style:font-size-complex="10pt"/>
    </style:style>
    <style:style style:name="Style1" style:family="paragraph" style:parent-style-name="Standard" style:list-style-name="WW8Num17">
      <style:paragraph-properties fo:margin-top="0cm" fo:margin-bottom="0cm" fo:keep-together="always" style:text-autospace="ideograph-alpha"/>
      <style:text-properties fo:color="#000000" fo:font-size="10pt" style:font-size-asian="10pt" style:font-size-complex="10pt"/>
    </style:style>
    <style:style style:name="Paragraph" style:family="paragraph" style:parent-style-name="Standard">
      <style:paragraph-properties fo:margin-left="1.27cm" fo:margin-right="0cm" fo:margin-top="0.212cm" fo:margin-bottom="0cm" fo:text-align="start" style:justify-single-word="false" fo:text-indent="0cm" style:auto-text-indent="false" style:text-autospace="ideograph-alpha"/>
      <style:text-properties fo:language="en" fo:country="AU" style:font-size-complex="10pt"/>
    </style:style>
    <style:style style:name="Text_20_body_20_indent" style:display-name="Text body indent" style:family="paragraph" style:parent-style-name="Standard" style:class="text">
      <style:paragraph-properties fo:margin-left="0.635cm" fo:margin-right="0cm" fo:text-indent="0cm" style:auto-text-indent="false"/>
      <style:text-properties style:font-size-complex="10pt"/>
    </style:style>
    <style:style style:name="OIF" style:family="paragraph" style:parent-style-name="Standard">
      <style:paragraph-properties fo:margin-top="0cm" fo:margin-bottom="0cm" fo:text-align="start" style:justify-single-word="false" style:text-autospace="ideograph-alpha">
        <style:tab-stops>
          <style:tab-stop style:position="2.54cm"/>
        </style:tab-stops>
      </style:paragraph-properties>
      <style:text-properties style:font-name="Arial" fo:font-size="9pt" style:font-size-asian="9pt" style:font-size-complex="10pt"/>
    </style:style>
    <style:style style:name="TODO" style:family="paragraph" style:parent-style-name="Standard">
      <style:text-properties style:font-name="Arial" fo:font-size="10pt" fo:font-weight="bold" style:font-size-asian="10pt" style:font-weight-asian="bold" style:font-size-complex="10pt"/>
    </style:style>
    <style:style style:name="Comment_20_Text" style:display-name="Comment Text" style:family="paragraph" style:parent-style-name="Standard">
      <style:text-properties fo:font-size="10pt" style:font-size-asian="10pt" style:font-size-complex="10pt"/>
    </style:style>
    <style:style style:name="Note_20_-_20_Bold_20_red" style:display-name="Note - Bold red" style:family="paragraph" style:parent-style-name="Standard">
      <style:text-properties fo:color="#ff0000" fo:font-weight="bold" style:font-weight-asian="bold"/>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76cm" fo:margin-bottom="0.176cm" fo:text-align="start" style:justify-single-word="false" style:text-autospace="ideograph-alpha"/>
      <style:text-properties fo:font-size="12pt" style:font-name-asian="Batang" style:font-size-asian="12pt" style:language-asian="ko" style:country-asian="KR"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7pt" style:font-size-asian="7pt" style:font-size-complex="7pt"/>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de_20_Char" style:display-name="Code Char" style:family="text" style:parent-style-name="Default_20_Paragraph_20_Font">
      <style:text-properties style:font-name="Arial" fo:font-size="9pt" fo:language="en" fo:country="US" fo:font-weight="bold" style:font-size-asian="9pt" style:font-weight-asian="bold" style:font-size-complex="11pt" style:language-complex="ar" style:country-complex="SA"/>
    </style:style>
    <style:style style:name="Style_20__28_Asian_29__20_Batang" style:display-name="Style (Asian) Batang" style:family="text" style:parent-style-name="Default_20_Paragraph_20_Font">
      <style:text-properties style:font-name="Times New Roman" fo:font-size="11pt" style:font-name-asian="Batang" style:font-size-asian="11pt"/>
    </style:style>
    <style:style style:name="Teletyp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ode" style:family="text">
      <style:text-properties style:use-window-font-color="true" style:font-name="Courier New1" fo:font-size="9pt" fo:language="en" fo:country="US" style:font-name-asian="Times New Roman" style:font-size-asian="10pt" style:font-name-complex="Times New Roman"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prefix="Appendix " style:num-suffix="." style:num-format="A" style:num-letter-sync="true">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24cm" table:align="left" style:writing-mode="lr-tb"/>
    </style:style>
    <style:style style:name="Table3.A" style:family="table-column">
      <style:table-column-properties style:column-width="15.24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text-align="end" style:justify-single-word="false">
        <style:tab-stops>
          <style:tab-stop style:position="7.303cm" style:type="center"/>
          <style:tab-stop style:position="15.24cm" style:type="right"/>
        </style:tab-stops>
      </style:paragraph-properties>
      <style:text-properties style:font-name="Arial"/>
    </style:style>
    <style:style style:name="MP2" style:family="paragraph" style:parent-style-name="Footer">
      <style:paragraph-properties>
        <style:tab-stops>
          <style:tab-stop style:position="7.62cm" style:type="center"/>
          <style:tab-stop style:position="16.51cm" style:type="right"/>
        </style:tab-stops>
      </style:paragraph-properties>
    </style:style>
    <style:style style:name="MP3" style:family="paragraph" style:parent-style-name="Standard">
      <style:paragraph-properties style:snap-to-layout-grid="false"/>
      <style:text-properties fo:font-size="14pt" fo:language="en" fo:country="CA" fo:font-weight="bold" style:font-size-asian="14pt" style:font-weight-asian="bold"/>
    </style:style>
    <style:style style:name="MP4" style:family="paragraph" style:parent-style-name="Paragraph_5f_First_5f_Level">
      <style:text-properties fo:font-size="10pt" style:font-size-asian="10pt"/>
    </style:style>
    <style:style style:name="MP5" style:family="paragraph" style:parent-style-name="Footer">
      <style:paragraph-properties fo:padding="0cm" fo:border="none"/>
    </style:style>
    <style:style style:name="MT1" style:family="text">
      <style:text-properties style:font-name="Aria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3.175cm" fo:margin-bottom="1.27cm" fo:margin-left="2.54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905cm" fo:margin-left="0cm" fo:margin-right="0cm" fo:margin-top="1.806cm" style:dynamic-spacing="true"/>
      </style:footer-style>
    </style:page-layout>
  </office:automatic-styles>
  <office:master-styles>
    <style:master-page style:name="Standard" style:page-layout-name="Mpm1">
      <style:header>
        <text:p text:style-name="MP1">The Dark Matter Data Framework</text:p>
      </style:header>
      <style:footer>
        <text:p text:style-name="MP2"><text:tab/>Page <text:page-number text:select-page="current">5</text:page-number><text:tab/><text:span text:style-name="MT1">Draft 0.01 - 2011/04/11</text:span></text:p>
      </style:footer>
    </style:master-page>
    <style:master-page style:name="First_20_Page" style:display-name="First Page" style:page-layout-name="Mpm2" style:next-style-name="Standard">
      <style:header>
        <text:p text:style-name="Header"/>
      </style:header>
      <style:footer>
        <table:table table:name="Table3" table:style-name="Table3">
          <table:table-column table:style-name="Table3.A"/>
          <table:table-row table:style-name="Table3.1">
            <table:table-cell table:style-name="Table3.A1" office:value-type="string">
              <text:p text:style-name="MP3">© Copyright <text:s/>2011 dark-matter-data-committers</text:p>
              <text:p text:style-name="MP4"/>
              <text:p text:style-name="MP4"/>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Template</dc:title>
    <meta:initial-creator>Peter Strong</meta:initial-creator>
    <meta:creation-date>2010-02-04T10:12:00</meta:creation-date>
    <dc:creator>Strong Peter</dc:creator>
    <dc:date>2011-04-10T21:46:24</dc:date>
    <meta:print-date>2001-04-26T13:00:00</meta:print-date>
    <meta:editing-cycles>54</meta:editing-cycles>
    <meta:editing-duration>PT14H22M39S</meta:editing-duration>
    <meta:generator>OpenOffice.org/3.2$Unix OpenOffice.org_project/320m18$Build-9502</meta:generator>
    <meta:document-statistic meta:table-count="3" meta:image-count="0" meta:object-count="0" meta:page-count="10" meta:paragraph-count="109" meta:word-count="1820" meta:character-count="11407"/>
  </office:meta>
</office:document-meta>
</file>